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27e" officeooo:paragraph-rsid="00183b4d"/>
    </style:style>
    <style:style style:name="P2" style:family="paragraph" style:parent-style-name="Standard">
      <style:text-properties fo:font-style="italic" officeooo:rsid="0018e27e" officeooo:paragraph-rsid="00183b4d" style:font-style-asian="italic" style:font-style-complex="italic"/>
    </style:style>
    <style:style style:name="P3" style:family="paragraph" style:parent-style-name="Standard">
      <style:text-properties fo:font-style="normal" officeooo:rsid="00183b4d" officeooo:paragraph-rsid="00183b4d" style:font-style-asian="normal" style:font-style-complex="normal"/>
    </style:style>
    <style:style style:name="T1" style:family="text">
      <style:text-properties officeooo:rsid="00183b4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3b4d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<text:span text:style-name="T1">Five</text:span> Reading Responses<text:line-break/>Burhanuddin Mogul</text:p>
      <text:p text:style-name="P1">HSS 404 039</text:p>
      <text:p text:style-name="P1"/>
      <text:p text:style-name="P2"><text:span text:style-name="T1">When Experiments Travel</text:span><text:span text:style-name="T2"> by </text:span><text:span text:style-name="T3">Adriana Petryna</text:span></text:p>
      <text:p text:style-name="P3">P 1-10</text:p>
      <text:p text:style-name="P3">P 10-19</text:p>
      <text:p text:style-name="P3">P 89-109</text:p>
      <text:p text:style-name="P3">P 186-19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08:22:22.242527229</meta:creation-date>
    <dc:date>2024-09-30T08:25:54.315052453</dc:date>
    <meta:editing-duration>PT3M32S</meta:editing-duration>
    <meta:editing-cycles>1</meta:editing-cycles>
    <meta:document-statistic meta:table-count="0" meta:image-count="0" meta:object-count="0" meta:page-count="1" meta:paragraph-count="7" meta:word-count="23" meta:character-count="128" meta:non-whitespace-character-count="112"/>
    <meta:generator>LibreOffice/24.8.2.1$Linux_X86_64 LibreOffice_project/480$Build-1</meta:generator>
  </office:meta>
</office:document-meta>
</file>